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fo:break-before="auto" fo:break-after="auto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fo:break-before="auto" fo:break-after="auto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fo:break-before="auto" fo:break-after="auto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7.5in" fo:margin-left="0in" fo:margin-top="0in" fo:margin-bottom="0in" fo:break-before="auto" fo:break-after="auto" table:align="left"/>
    </style:style>
    <style:style style:name="Table47.A" style:family="table-column">
      <style:table-column-properties style:column-width="7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7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7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7.5in" fo:margin-left="0in" fo:margin-top="0in" fo:margin-bottom="0in" fo:break-before="auto" fo:break-after="auto" table:align="left"/>
    </style:style>
    <style:style style:name="Table49.A" style:family="table-column">
      <style:table-column-properties style:column-width="7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7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7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7.5in" fo:margin-left="0in" fo:margin-top="0in" fo:margin-bottom="0in" fo:break-before="auto" fo:break-after="auto" table:align="left"/>
    </style:style>
    <style:style style:name="Table51.A" style:family="table-column">
      <style:table-column-properties style:column-width="7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7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7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7.5in" fo:margin-left="0in" fo:margin-top="0in" fo:margin-bottom="0in" fo:break-before="auto" fo:break-after="auto" table:align="left"/>
    </style:style>
    <style:style style:name="Table53.A" style:family="table-column">
      <style:table-column-properties style:column-width="7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7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7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7.5in" fo:margin-left="0in" fo:margin-top="0in" fo:margin-bottom="0in" fo:break-before="auto" fo:break-after="auto" table:align="left"/>
    </style:style>
    <style:style style:name="Table55.A" style:family="table-column">
      <style:table-column-properties style:column-width="7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7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7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7.5in" fo:margin-left="0in" fo:margin-top="0in" fo:margin-bottom="0in" fo:break-before="auto" fo:break-after="auto" table:align="left"/>
    </style:style>
    <style:style style:name="Table57.A" style:family="table-column">
      <style:table-column-properties style:column-width="7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6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7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5" style:family="text">
      <style:text-properties style:font-name="Arial" fo:font-size="11pt" style:font-name-asian="Arial1" style:font-size-asian="11pt" style:font-name-complex="Arial1" style:font-size-complex="11pt"/>
    </style:style>
    <style:style style:name="T16" style:family="text">
      <style:text-properties style:font-name="Arial" fo:font-size="8pt" style:font-name-asian="Arial1" style:font-size-asian="8pt" style:font-name-complex="Arial1" style:font-size-complex="8pt"/>
    </style:style>
    <style:style style:name="T17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8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9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0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20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 = CONT1 ubuntu / bin / bash</text:span></text:p>
          </table:table-cell>
        </table:table-row>
      </table:table>
      <text:list xml:id="list913407947" text:style-name="WWNum2">
        <text:list-item>
          <text:p text:style-name="P9"><text:span text:style-name="T13">Crea un contenidor amb la imatge "ubuntu" (al no especificar, pren versió "latest"), li estableix un nom "CONT1" i llança en mode interactiu 01:00 shell "bash"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 80 nginx</text:span></text:p>
          </table:table-cell>
        </table:table-row>
      </table:table>
      <text:list xml:id="list23936876541385" text:continue-numbering="true" text:style-name="WWNum2">
        <text:list-item>
          <text:p text:style-name="P9"><text:span text:style-name="T13">Crea un contenidor amb la versió "latest" de la imatge "nginx" i el llança a "background", exposant el port 80 del contenidor al port 1200 de la màquina amfitrió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i MISSATGE = HOLA ubuntu: 14.04 bash</text:span></text:p>
          </table:table-cell>
        </table:table-row>
      </table:table>
      <text:list xml:id="list23938689377242" text:continue-numbering="true" text:style-name="WWNum2">
        <text:list-item>
          <text:p text:style-name="P9"><text:span text:style-name="T13">Crea un contenidor amb la imatge "ubuntu", versió "14.04" i estableix la variable d'entorn "MISSATGE".</text:span></text:p>
        </text:list-item>
      </text:list>
      <text:p text:style-name="P15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20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23937006181910" text:continue-numbering="true" text:style-name="WWNum2">
        <text:list-item>
          <text:p text:style-name="P9"><text:span text:style-name="T13">Mostra informació dels contenidors en execució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23937769898547" text:continue-numbering="true" text:style-name="WWNum2">
        <text:list-item>
          <text:p text:style-name="P9"><text:span text:style-name="T13">Mostra informació de tots els contenidors, tant aturats com en execució.</text:span></text:p>
        </text:list-item>
      </text:list>
      <text:p text:style-name="P15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 / Stop / Restart</text:span></text:p>
      <text:p text:style-name="P14"><draw:rect text:anchor-type="as-char" style:rel-width="100%" draw:z-index="5" draw:style-name="gr1" draw:text-style-name="P20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23938681445909" text:continue-numbering="true" text:style-name="WWNum2">
        <text:list-item>
          <text:p text:style-name="P9"><text:span text:style-name="T13">Arrenca el contenidor amb nom "el meu contenidor"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23937707666550" text:continue-numbering="true" text:style-name="WWNum2">
        <text:list-item>
          <text:p text:style-name="P9"><text:span text:style-name="T13">Arrenca el contenidor amb nom "el meu contenidor", enllaçant el comandament executat a l'arrencada a l'entrada i eixida del terminal de l'amfitrió.</text:span></text:p>
        </text:list-item>
      </text:list>
      <text:p text:style-name="P15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4"><draw:rect text:anchor-type="as-char" style:rel-width="100%" draw:z-index="6" draw:style-name="gr1" draw:text-style-name="P20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i FITXER = prova cont bash</text:span></text:p>
          </table:table-cell>
        </table:table-row>
      </table:table>
      <text:list xml:id="list23937470222631" text:continue-numbering="true" text:style-name="WWNum2">
        <text:list-item>
          <text:p text:style-name="P9"><text:span text:style-name="T13">Llança al contenidor "cont" (que ha d'estar arrencat) el comandament "bash", establint la variable d'entorn "FITXER" i enllaçant l'execució de forma interactiva a l'entrada i sortida estàndard de l'amfitrió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 tmp / prova</text:span></text:p>
          </table:table-cell>
        </table:table-row>
      </table:table>
      <text:list xml:id="list23936813502163" text:continue-numbering="true" text:style-name="WWNum2">
        <text:list-item>
          <text:p text:style-name="P9"><text:span text:style-name="T13">Llança al contenidor "cont" (que ha d'estar arrencat) el comandament "touch / tmp / prova". Aquesta comanda s'executa en segon pla, generant el fitxer "/ tmp / prova".</text:span></text:p>
        </text:list-item>
      </text:list>
      <text:p text:style-name="P17"/>
      <text:p text:style-name="P17"/>
      <text:p text:style-name="P15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4"><draw:rect text:anchor-type="as-char" style:rel-width="100%" draw:z-index="7" draw:style-name="gr1" draw:text-style-name="P20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23936869934707" text:continue-numbering="true" text:style-name="WWNum2">
        <text:list-item>
          <text:p text:style-name="P9"><text:span text:style-name="T13">Enllaça la nostra terminal l'entrada / sortida de la nostra al procés en segon pla del contenidor "idcontainer".</text:span></text:p>
        </text:list-item>
      </text:list>
      <text:p text:style-name="P15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4"><draw:rect text:anchor-type="as-char" style:rel-width="100%" draw:z-index="8" draw:style-name="gr1" draw:text-style-name="P20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23937719735798" text:continue-numbering="true" text:style-name="WWNum2">
        <text:list-item>
          <text:p text:style-name="P9"><text:span text:style-name="T13">Mostra les 10 últimes línies de la sortida estàndard produïda pel procés en execució en el contenidor.</text:span></text:p>
        </text:list-item>
      </text:list>
      <text:p text:style-name="P15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4"><draw:rect text:anchor-type="as-char" style:rel-width="100%" draw:z-index="9" draw:style-name="gr1" draw:text-style-name="P20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 / tmp / prova ./</text:span></text:p>
          </table:table-cell>
        </table:table-row>
      </table:table>
      <text:list xml:id="list23938072130730" text:continue-numbering="true" text:style-name="WWNum2">
        <text:list-item>
          <text:p text:style-name="P9"><text:span text:style-name="T13">Copia el fitxer "/ tmp / prova" del contenidor "idcontainer" a directori actual de l'amfitrió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 / tmp</text:span></text:p>
          </table:table-cell>
        </table:table-row>
      </table:table>
      <text:list xml:id="list23936660819004" text:continue-numbering="true" text:style-name="WWNum2">
        <text:list-item>
          <text:p text:style-name="P9"><text:span text:style-name="T13">Copia el fitxer "miFichero" de directori actual de l'amfitrió a la carpeta "/ tmp" del contenidor.</text:span></text:p>
        </text:list-item>
      </text:list>
      <text:p text:style-name="P15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 d'imatges</text:span></text:p>
      <text:p text:style-name="P14"><draw:rect text:anchor-type="as-char" style:rel-width="100%" draw:z-index="10" draw:style-name="gr1" draw:text-style-name="P20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720700792" text:style-name="WWNum1">
        <text:list-item>
          <text:p text:style-name="P10"><text:span text:style-name="T13">Informació d'imatges local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23937847693472" text:continue-numbering="true" text:style-name="WWNum1">
        <text:list-item>
          <text:p text:style-name="P10"><text:span text:style-name="T13">Cerca la imatge "ubuntu" al repositori remot (per defecte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23937977131454" text:continue-numbering="true" text:style-name="WWNum1">
        <text:list-item>
          <text:p text:style-name="P10"><text:span text:style-name="T13">Descàrrega localment imatge "alpine"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23937961866207" text:continue-numbering="true" text:style-name="WWNum1">
        <text:list-item>
          <text:p text:style-name="P10"><text:span text:style-name="T13">Mostra la història de creació de la imatge "alpine"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 14.04</text:span></text:p>
          </table:table-cell>
        </table:table-row>
      </table:table>
      <text:list xml:id="list23938668456750" text:continue-numbering="true" text:style-name="WWNum1">
        <text:list-item>
          <text:p text:style-name="P10"><text:span text:style-name="T13">Elimina localment la imatge "ubuntu" amb tag "14.04"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 (docker images -q)</text:span></text:p>
          </table:table-cell>
        </table:table-row>
      </table:table>
      <text:list xml:id="list23936754486536" text:continue-numbering="true" text:style-name="WWNum1">
        <text:list-item>
          <text:p text:style-name="P10"><text:span text:style-name="T13">Esborra tota imatge local que no estigui sent usada per un conteni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23937634433383" text:continue-numbering="true" text:style-name="WWNum1">
        <text:list-item>
          <text:p text:style-name="P10"><text:span text:style-name="T13">Esborra un contenidor amb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 (docker ps -a -q)</text:span></text:p>
          </table:table-cell>
        </table:table-row>
      </table:table>
      <text:list xml:id="list23938588407345" text:continue-numbering="true" text:style-name="WWNum1">
        <text:list-item>
          <text:p text:style-name="P10"><text:span text:style-name="T13">Per a tots els contenidor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 docker ps -a -q)</text:span></text:p>
          </table:table-cell>
        </table:table-row>
      </table:table>
      <text:list xml:id="list23938581498742" text:continue-numbering="true" text:style-name="WWNum1">
        <text:list-item>
          <text:p text:style-name="P10"><text:span text:style-name="T13">Esborra tots els contenidors aturat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23938495674939" text:continue-numbering="true" text:style-name="WWNum1">
        <text:list-item>
          <text:p text:style-name="P10"><text:span text:style-name="T13">Esborra totes les imatges i contenidors aturats del sistema.</text:span></text:p>
        </text:list-item>
      </text:list>
      <text:p text:style-name="P15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 d'imatges a partir de contenidors</text:span></text:p>
      <text:p text:style-name="P14"><draw:rect text:anchor-type="as-char" style:rel-width="100%" draw:z-index="11" draw:style-name="gr1" draw:text-style-name="P20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commit -m "comentari" IDCONTENEDOR usuari / imatge: versió</text:span></text:p>
          </table:table-cell>
        </table:table-row>
      </table:table>
      <text:list xml:id="list23937989013057" text:continue-numbering="true" text:style-name="WWNum1">
        <text:list-item>
          <text:p text:style-name="P10"><text:span text:style-name="T13">Fa commit d'un contenidor existent a una imatge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save -o copiaSeguridad.tar imagenA </text:span></text:p>
          </table:table-cell>
        </table:table-row>
      </table:table>
      <text:list xml:id="list23937213566702" text:continue-numbering="true" text:style-name="WWNum1">
        <text:list-item>
          <text:p text:style-name="P10"><text:span text:style-name="T13">Guarda una còpia de seguretat d'una imatge en fitxer ".tar"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load -i copiaSeguridad.tar </text:span></text:p>
          </table:table-cell>
        </table:table-row>
      </table:table>
      <text:list xml:id="list23937938689309" text:continue-numbering="true" text:style-name="WWNum1">
        <text:list-item>
          <text:p text:style-name="P10"><text:span text:style-name="T13">Restaura una còpia de seguretat d'una imatge en fitxer ".tar".</text:span></text:p>
        </text:list-item>
      </text:list>
      <text:p text:style-name="P16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4"><draw:rect text:anchor-type="as-char" style:rel-width="100%" draw:z-index="12" draw:style-name="gr1" draw:text-style-name="P20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login</text:span></text:p>
          </table:table-cell>
        </table:table-row>
      </table:table>
      <text:list xml:id="list23938187472135" text:continue-numbering="true" text:style-name="WWNum1">
        <text:list-item>
          <text:p text:style-name="P10"><text:span text:style-name="T13">Permet introduir credencials del registre (per defecte "Docker Hub"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push usuari / imatge: versió</text:span></text:p>
          </table:table-cell>
        </table:table-row>
      </table:table>
      <text:list xml:id="list23938730379369" text:continue-numbering="true" text:style-name="WWNum1">
        <text:list-item>
          <text:p text:style-name="P10"><text:span text:style-name="T13">Permet pujar al repositori una imatge mitjançant "push".</text:span></text:p>
        </text:list-item>
      </text:list>
      <text:p text:style-name="P15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xemple de Dockerfile</text:span></text:p>
      <text:p text:style-name="P14"><draw:rect text:anchor-type="as-char" style:rel-width="100%" draw:z-index="13" draw:style-name="gr1" draw:text-style-name="P20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10">FROM</text:span><text:span text:style-name="T11"> alpine<text:line-break/></text:span><text:span text:style-name="T10">LABEL </text:span><text:span text:style-name="T11">maintainer = "email@gmail.com"<text:line-break/></text:span><text:span text:style-name="T17">#Actualizamos i instal·lem paquets amb APK per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7">#Copiamos script per llançar Apache 2</text:span><text:span text:style-name="T11"><text:line-break/></text:span><text:span text:style-name="T10">ADD</text:span><text:span text:style-name="T11"> ./start.sh /start.sh<text:line-break/></text:span><text:span text:style-name="T17">#Descargamos un exemple de &lt;? php phpinfo (); ?&gt; Per ensenyar com baixar una mica d'Internet</text:span><text:span text:style-name="T11"><text:line-break/></text:span><text:span text:style-name="T17"># Podria haver estat simplement</text:span><text:span text:style-name="T11"><text:line-break/></text:span><text:span text:style-name="T17">#RUN echo "&lt;? Php phpinfo ();?&gt;"&gt; /Var/www/localhost/htdocs/index.php</text:span><text:span text:style-name="T11"><text:line-break/></text:span><text:span text:style-name="T10">ADD</text:span><text:span text:style-name="T11"> https: //gist.githubusercontent. com / SyntaxC4 / 5.648.247 / raw / 94277156638f9c309f2e36e19bff378ba7364907 / info.php /var/www/localhost/htdocs/index.php<text:line-break/></text:span><text:span text:style-name="T17"># Si volguéssim alguna cosa com Wordpress faríem</text:span><text:span text:style-name="T11"><text:line-break/></text:span><text:span text:style-name="T17">#ADD http://wordpress.org/latest.tar.gz / var / www / localhost / htdocs / wordpress.tar.gz</text:span><text:span text:style-name="T11"><text:line-break/></text:span><text:span text:style-name="T17">#RUN tar xvzf /var/www/localhost/htdocs/wordpress.tar.gz &amp;&amp; rm -rf /var/www/localhost/htdocs/wordpress.tar.gz</text:span><text:span text:style-name="T11"><text:line-break/><text:line-break/></text:span><text:span text:style-name="T17"># Fem servir usuari i grup www-data. El grup el crea Apache, però si volguéssim crear grup</text:span><text:span text:style-name="T11"><text:line-break/></text:span><text:span text:style-name="T17"># Grup www-data RUN setembre -x &amp;&amp; addgroup -g 82-S www-data</text:span><text:span text:style-name="T11"><text:line-break/></text:span><text:span text:style-name="T17"># Creem usuari www-data i l'afegim a aquest grup</text:span><text:span text:style-name="T11"><text:line-break/></text:span><text:span text:style-name="T10">RUN</text:span><text:span text:style-name="T11"> adduser -o 82 -D - s -G www-data www-data<text:line-break/></text:span><text:span text:style-name="T17"># Fem tots els fitxers de / var / www propietat de www-data</text:span><text:span text:style-name="T11"><text:line-break/></text:span><text:span text:style-name="T17"># I donem permisos s aquests fitxers ja start.sh</text:span><text:span text:style-name="T11"><text:line-break/></text:span><text:span text:style-name="T10">RUN</text:span><text:span text:style-name="T11"> chown -R www-data: www-data / var / www / &amp;&amp; chmod -R 775 / var / www / &amp;&amp; chmod 755 /start.sh<text:line-break/></text:span><text:span text:style-name="T17">#Indicamos port a exposar (per altres contenidors) 80</text:span><text:span text:style-name="T11"><text:line-break/></text:span><text:span text:style-name="T10">Exposé</text:span><text:span text:style-name="T11"> </text:span><text:span text:style-name="T18">80</text:span><text:span text:style-name="T11"><text:line-break/></text:span><text:span text:style-name="T17">#Comando llançat per defecte a l'instal·lar el conteni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23937700223752" text:continue-numbering="true" text:style-name="WWNum1">
        <text:list-item>
          <text:p text:style-name="P10"><text:span text:style-name="T13">Exemple de fitxer "Dockerfile".</text:span></text:p>
        </text:list-item>
      </text:list>
      <text:p text:style-name="P15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 de xarxes</text:span></text:p>
      <text:p text:style-name="P14"><draw:rect text:anchor-type="as-char" style:rel-width="100%" draw:z-index="14" draw:style-name="gr1" draw:text-style-name="P20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network create redtest</text:span></text:p>
          </table:table-cell>
        </table:table-row>
      </table:table>
      <text:list xml:id="list2586769925" text:style-name="WWNum4">
        <text:list-item>
          <text:p text:style-name="P11"><text:span text:style-name="T13">Creem la xarxa "redtest"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network ls</text:span></text:p>
          </table:table-cell>
        </table:table-row>
      </table:table>
      <text:list xml:id="list23936922774043" text:continue-numbering="true" text:style-name="WWNum4">
        <text:list-item>
          <text:p text:style-name="P11"><text:span text:style-name="T13">Ens permet veure el llistat de xarxes existents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network rm redtest</text:span></text:p>
          </table:table-cell>
        </table:table-row>
      </table:table>
      <text:list xml:id="list23938142447959" text:continue-numbering="true" text:style-name="WWNum4">
        <text:list-item>
          <text:p text:style-name="P11"><text:span text:style-name="T13">Esborrem la xarxa "redtest"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it --network redtest ubuntu / bin / bash</text:span></text:p>
          </table:table-cell>
        </table:table-row>
      </table:table>
      <text:list xml:id="list23938010062833" text:continue-numbering="true" text:style-name="WWNum4">
        <text:list-item>
          <text:p text:style-name="P11"><text:span text:style-name="T13">Connectem el contenidor que vam crear a la xarxa "redtest"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network connect IDRED IDCONTENEDOR</text:span></text:p>
          </table:table-cell>
        </table:table-row>
      </table:table>
      <text:list xml:id="list23937763061909" text:continue-numbering="true" text:style-name="WWNum4">
        <text:list-item>
          <text:p text:style-name="P11"><text:span text:style-name="T13">Connectem un contenidor a una xarxa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"><text:span text:style-name="T9">docker network disconnect IDRED IDCONTENEDOR</text:span></text:p>
          </table:table-cell>
        </table:table-row>
      </table:table>
      <text:list xml:id="list23938657277145" text:continue-numbering="true" text:style-name="WWNum4">
        <text:list-item>
          <text:p text:style-name="P11"><text:span text:style-name="T13">Desconnectem un contenidor d'una xarxa</text:span></text:p>
        </text:list-item>
      </text:list>
      <text:p text:style-name="P15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ums</text:span></text:p>
      <text:p text:style-name="P14"><draw:rect text:anchor-type="as-char" style:rel-width="100%" draw:z-index="15" draw:style-name="gr1" draw:text-style-name="P20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9">docker run -d -it --name appcontainer -v / home / sergi / target: / app nginx: latest</text:span></text:p>
          </table:table-cell>
        </table:table-row>
      </table:table>
      <text:list xml:id="list23938434078774" text:continue-numbering="true" text:style-name="WWNum4">
        <text:list-item>
          <text:p text:style-name="P11"><text:span text:style-name="T13">Creem un contenidor i assignem un volum amb "binding mount".</text:span></text:p>
        </text:list-item>
      </text:list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run -d -it --name appcontainer -v micontenedor: / app nginx: latest</text:span></text:p>
          </table:table-cell>
        </table:table-row>
      </table:table>
      <text:list xml:id="list23938200405120" text:continue-numbering="true" text:style-name="WWNum4">
        <text:list-item>
          <text:p text:style-name="P11"><text:span text:style-name="T13">Creem un contenidor i assignem un volum Docker anomenat"micontenedor"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volume create / ls / rm mivolumen</text:span></text:p>
          </table:table-cell>
        </table:table-row>
      </table:table>
      <text:list xml:id="list23937621757480" text:continue-numbering="true" text:style-name="WWNum4">
        <text:list-item>
          <text:p text:style-name="P11"><text:span text:style-name="T13">Permet crear, llistar o eliminar volums Docker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run -d -it --tmpfs / app nginx</text:span></text:p>
          </table:table-cell>
        </table:table-row>
      </table:table>
      <text:list xml:id="list23936712214389" text:continue-numbering="true" text:style-name="WWNum4">
        <text:list-item>
          <text:p text:style-name="P11"><text:span text:style-name="T13">Permet crear un contenidor i associar un volum "tmpfs"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run --rm --volumes-from contenedor1 -v / home / sergi / backup: / backup ubuntu bash -c "cd / dades &amp;&amp; tar cvf /backup/copiaseguridad.tar."</text:span></text:p>
          </table:table-cell>
        </table:table-row>
      </table:table>
      <text:list xml:id="list23937354450453" text:continue-numbering="true" text:style-name="WWNum4">
        <text:list-item>
          <text:p text:style-name="P11"><text:span text:style-name="T13">Permet fer una còpia de seguretat d'un volum associat a"contenedor1" i que es munta a"/dades". Aquesta còpia finalment acabarà a "/home/sergi/backup"de la màquina amfitrió.</text:span></text:p>
        </text:list-item>
      </text:list>
      <text:p text:style-name="P15"><text:soft-page-break/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xemple bàsic de fitxer "docker-compose.yml"</text:span></text:p>
      <text:p text:style-name="P14"><draw:rect text:anchor-type="as-char" style:rel-width="100%" draw:z-index="16" draw:style-name="gr1" draw:text-style-name="P20" svg:width="0.0012in" svg:height="0.0213in"><text:p/></draw:rect>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7"><text:span text:style-name="T11">versió: </text:span><text:span text:style-name="T19">"3.9"</text:span><text:span text:style-name="T11"><text:line-break/>services:<text:line-break/> <text:s/>db:<text:line-break/><text:tab/>image: mysql:</text:span><text:span text:style-name="T18">5.7</text:span><text:span text:style-name="T11"><text:line-break/><text:tab/>volumes:<text:line-break/> <text:s text:c="4"/><text:tab/>- db_data: / var / lib / mysql<text:line-break/><text:tab/>environment:<text:line-break/> <text:s text:c="4"/><text:tab/> <text:s text:c="3"/>MYSQL_ROOT_PASSWORD: somewordpress<text:line-break/> <text:s text:c="4"/><text:tab/> <text:s text:c="3"/>MYSQL_DATABASE: wordpress<text:line-break/> <text:s text:c="4"/><text:tab/> <text:s text:c="3"/>MYSQL_USER: wordpress<text:line-break/> <text:s text:c="4"/><text:tab/> <text:s text:c="3"/>MYSQL_PASSWORD: wordpress<text:line-break/> <text:s/>wordpress:<text:line-break/><text:tab/>image: wordpress: latest<text:line-break/><text:tab/>ports:<text:line-break/> <text:s text:c="4"/><text:tab/>- </text:span><text:span text:style-name="T19">"8000: 80"</text:span><text:span text:style-name="T11"><text:line-break/><text:tab/>environment:<text:line-break/> <text:s text:c="4"/><text:tab/> <text:s text:c="3"/>WORDPRESS_DB_HOST: db:</text:span><text:span text:style-name="T18">3306</text:span><text:span text:style-name="T11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18"/>
      <text:p text:style-name="P15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s ordres de "Docker Compose"</text:span></text:p>
      <text:p text:style-name="P14"><draw:rect text:anchor-type="as-char" style:rel-width="100%" draw:z-index="17" draw:style-name="gr1" draw:text-style-name="P20" svg:width="0.0012in" svg:height="0.0213in"><text:p/></draw:rect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"><text:span text:style-name="T9">docker-compose up -d</text:span></text:p>
          </table:table-cell>
        </table:table-row>
      </table:table>
      <text:list xml:id="list3843119468" text:style-name="WWNum3">
        <text:list-item>
          <text:p text:style-name="P12"><text:span text:style-name="T13">Inicia el sistema definit en</text:span><text:span text:style-name="T14">"docker-compose.yml" </text:span><text:span text:style-name="T13">en segon pla. Genera i descàrrega imatges requerides.</text:span></text:p>
        </text:list-item>
      </text:list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7"><text:span text:style-name="T9">docker-compose down</text:span></text:p>
          </table:table-cell>
        </table:table-row>
      </table:table>
      <text:list xml:id="list23936879069816" text:continue-numbering="true" text:style-name="WWNum3">
        <text:list-item>
          <text:p text:style-name="P12"><text:span text:style-name="T13">Atura i elimina els contenidors segons la configuració de"docker-compose.yml".</text:span></text:p>
        </text:list-item>
      </text:list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"><text:span text:style-name="T9">docker-compose build / pull</text:span></text:p>
          </table:table-cell>
        </table:table-row>
      </table:table>
      <text:list xml:id="list23937602561757" text:continue-numbering="true" text:style-name="WWNum3">
        <text:list-item>
          <text:p text:style-name="P12"><text:span text:style-name="T13">Construeix / descarrega les imatges de contenidors segons la configuració de"docker-compose.yml".</text:span></text:p>
        </text:list-item>
      </text:list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"><text:span text:style-name="T9">docker-compose ps</text:span></text:p>
          </table:table-cell>
        </table:table-row>
      </table:table>
      <text:list xml:id="list23938533166055" text:continue-numbering="true" text:style-name="WWNum3">
        <text:list-item>
          <text:p text:style-name="P12"><text:span text:style-name="T13">Mostra informació dels contenidors segons la configuració de"docker-compose.yml"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"><text:span text:style-name="T9">docker-compose up -d --scale web = 3</text:span></text:p>
          </table:table-cell>
        </table:table-row>
      </table:table>
      <text:list xml:id="list23938392981180" text:continue-numbering="true" text:style-name="WWNum3">
        <text:list-item>
          <text:p text:style-name="P12"><text:span text:style-name="T13">Similar a</text:span><text:span text:style-name="T14">"docker-compose up </text:span><text:span text:style-name="T13">-d" només que a més, el servei definit com a "web" en el fitxer</text:span><text:span text:style-name="T14">"docker-compose.yml" </text:span><text:span text:style-name="T13">l’escala creant 3 còpies i realitzant balanceig automàtic si es realitza una petició al host anomenat com el servei "web".</text:span></text:p>
        </text:list-item>
      </text:list>
      <text:p text:style-name="P15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s ordres de "Kubernetes"</text:span></text:p>
      <text:p text:style-name="P14"><draw:rect text:anchor-type="as-char" style:rel-width="100%" draw:z-index="18" draw:style-name="gr1" draw:text-style-name="P20" svg:width="0.0012in" svg:height="0.0213in"><text:p/></draw:rect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"><text:span text:style-name="T9">kubectl apply -f "fichero.yaml"</text:span></text:p>
          </table:table-cell>
        </table:table-row>
      </table:table>
      <text:list xml:id="list1541107396" text:style-name="WWNum5">
        <text:list-item>
          <text:p text:style-name="P13"><text:span text:style-name="T13">Aplica en Kubernetes la configuració especificada a "fichero.yaml".</text:span></text:p>
        </text:list-item>
      </text:list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7"><text:span text:style-name="T9">kubectl create deployment midespliegue --image = sergarb1 / flaskparakubernetes --port = 5000 </text:span></text:p>
          </table:table-cell>
        </table:table-row>
      </table:table>
      <text:list xml:id="list23937459264536" text:continue-numbering="true" text:style-name="WWNum5">
        <text:list-item>
          <text:p text:style-name="P13"><text:span text:style-name="T13">Crea un desplegament basat en una imatge donada i en el port 5000.</text:span></text:p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"><text:span text:style-name="T9">kubectl Expose deployment midespliegue --type = LoadBalancer --name = midespliegue-http</text:span></text:p>
          </table:table-cell>
        </table:table-row>
      </table:table>
      <text:list xml:id="list23937699575960" text:continue-numbering="true" text:style-name="WWNum5">
        <text:list-item>
          <text:p text:style-name="P13"><text:span text:style-name="T13">Crea un servei de tipus "LoadBalancer" exponeniendo "midespliegue".</text:span></text:p>
        </text:list-item>
      </text:list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"><text:span text:style-name="T9">kubectl get pods; kubectl get services; kubectl get deployments</text:span></text:p>
          </table:table-cell>
        </table:table-row>
      </table:table>
      <text:list xml:id="list23937003247160" text:continue-numbering="true" text:style-name="WWNum5">
        <text:list-item>
          <text:p text:style-name="P13"><text:span text:style-name="T13">Mostra informació de pods, serveis o desplegaments.</text:span></text:p>
        </text:list-item>
      </text:list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"><text:span text:style-name="T9">kubectl scale deployment midespliegue --replicas = 3</text:span></text:p>
          </table:table-cell>
        </table:table-row>
      </table:table>
      <text:list xml:id="list23938269383193" text:continue-numbering="true" text:style-name="WWNum5">
        <text:list-item>
          <text:p text:style-name="P13"><text:span text:style-name="T13">Escala horitzontalment un desplegament a 3 rèpliques.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"><text:span text:style-name="T9">kubectl autoscale deployment midespliegue --min = 5 --max = 10</text:span></text:p>
          </table:table-cell>
        </table:table-row>
      </table:table>
      <text:list xml:id="list23936999667943" text:continue-numbering="true" text:style-name="WWNum5">
        <text:list-item>
          <text:p text:style-name="P13"><text:span text:style-name="T13">Configura autoescalat horitzontal, acceptant entre 5 i 10 rèpliques.</text:span></text:p>
        </text:list-item>
      </text:list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"><text:span text:style-name="T9">kubectl delete pod / deployment / service / autoscale nom</text:span></text:p>
          </table:table-cell>
        </table:table-row>
      </table:table>
      <text:list xml:id="list23938320375927" text:continue-numbering="true" text:style-name="WWNum5">
        <text:list-item>
          <text:p text:style-name="P13"><text:span text:style-name="T13">Permet eliminar un pod, desplegament, servei o autoescalat.</text:span></text:p>
        </text:list-item>
      </text:list>
      <text:p text:style-name="P15"><draw:frame draw:style-name="fr1" draw:name="Image1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s ordres de "MniKube"</text:span></text:p>
      <text:p text:style-name="P14"><draw:rect text:anchor-type="as-char" style:rel-width="100%" draw:z-index="19" draw:style-name="gr1" draw:text-style-name="P20" svg:width="0.0012in" svg:height="0.0213in"><text:p/></draw:rect>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"><text:span text:style-name="T9">minikube start</text:span></text:p>
          </table:table-cell>
        </table:table-row>
      </table:table>
      <text:list xml:id="list23938307483705" text:continue-numbering="true" text:style-name="WWNum5">
        <text:list-item>
          <text:p text:style-name="P13"><text:span text:style-name="T13">Inicia la màquina virtual que conté MiniKube i posa el clúster Kubernetes en marxa</text:span></text:p>
        </text:list-item>
      </text:list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"><text:span text:style-name="T9">minikube service miservicio</text:span></text:p>
          </table:table-cell>
        </table:table-row>
      </table:table>
      <text:list xml:id="list23937619167421" text:continue-numbering="true" text:style-name="WWNum5">
        <text:list-item>
          <text:p text:style-name="P13"><text:span text:style-name="T13">Ens permet accedir a un servei dins de MiniKube des de la màquina local.</text:span>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7"><text:span text:style-name="T9">minikube tunnel</text:span></text:p>
          </table:table-cell>
        </table:table-row>
      </table:table>
      <text:list xml:id="list23937192010747" text:continue-numbering="true" text:style-name="WWNum5">
        <text:list-item>
          <text:p text:style-name="P13"><text:span text:style-name="T13">Mentre estigui en execució, exposa un servei dins de MiniKube a la màquina local</text:span></text:p>
        </text:list-item>
      </text:list>
      <text:p text:style-name="P15"><draw:frame draw:style-name="fr1" draw:name="Image1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xemple de fitxer YAML desplegament / servei / persistència amb Kubernetes </text:span></text:p>
      <text:p text:style-name="P14"><draw:rect text:anchor-type="as-char" style:rel-width="100%" draw:z-index="20" draw:style-name="gr1" draw:text-style-name="P20" svg:width="0.0012in" svg:height="0.0213in"><text:p/></draw:rect>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"><text:span text:style-name="T17">#Definimos la informació de l'servei</text:span><text:span text:style-name="T11"><text:line-break/>apiVersion: </text:span><text:span text:style-name="T19">v1</text:span><text:span text:style-name="T11"><text:line-break/>kind: </text:span><text:span text:style-name="T19">Service</text:span><text:span text:style-name="T11"><text:line-break/>metadata:<text:line-break/> <text:s/>name: </text:span><text:span text:style-name="T19">wordpress</text:span><text:span text:style-name="T11"><text:line-break/> <text:s/>labels:<text:line-break/><text:tab/>app: </text:span><text:span text:style-name="T19">wordpress</text:span><text:span text:style-name="T11"><text:line-break/>spec:<text:line-break/> <text:s/>ports:<text:line-break/><text:tab/></text:span><text:span text:style-name="T17">#El servei s'exposa al port 80</text:span><text:span text:style-name="T11"><text:line-break/><text:tab/></text:span><text:span text:style-name="T20">-</text:span><text:span text:style-name="T11"> port: </text:span><text:span text:style-name="T18">80</text:span><text:span text:style-name="T11"><text:line-break/> <text:s/>selector:<text:line-break/><text:tab/>app: </text:span><text:span text:style-name="T19">wordpress</text:span><text:span text:style-name="T11"><text:line-break/><text:tab/>tier: </text:span><text:span text:style-name="T19">frontend</text:span><text:span text:style-name="T11"><text:line-break/> <text:s/></text:span><text:span text:style-name="T17">#Aplicamos balanceig de càrrega per facilitar la seva escalat horitzontal</text:span><text:span text:style-name="T11"><text:line-break/> <text:s/>type: </text:span><text:span text:style-name="T19">LoadBalancer</text:span><text:span text:style-name="T11"><text:line-break/></text:span><text:span text:style-name="T21">---</text:span><text:span text:style-name="T11"><text:line-break/></text:span><text:span text:style-name="T17">#Definimos un volum persistent</text:span><text:span text:style-name="T11"><text:line-break/>apiVersion: </text:span><text:span text:style-name="T19">v1</text:span><text:span text:style-name="T11"><text:line-break/>kind: </text:span><text:span text:style-name="T19">PersistentVolumeClaim</text:span><text:span text:style-name="T11"><text:line-break/>metadata:<text:line-break/> <text:s/>name: </text:span><text:span text:style-name="T19">wp-pv-claim</text:span><text:span text:style-name="T11"><text:line-break/> <text:s/>labels:<text:line-break/><text:tab/>app: </text:span><text:span text:style-name="T19">wordpress</text:span><text:span text:style-name="T11"><text:line-break/>spec:<text:line-break/> <text:s/></text:span><text:span text:style-name="T17">#Indica que només pot ser muntat per a lectura / escriptura per un node. Per a la resta lectura.</text:span><text:span text:style-name="T11"><text:line-break/> <text:s/></text:span><text:span text:style-name="T17">#En aquest cas, s'usa per modificar un fitxer de configuració.</text:span><text:span text:style-name="T11"><text:line-break/> <text:s/>accessModes:<text:line-break/><text:tab/></text:span><text:span text:style-name="T20">-</text:span><text:span text:style-name="T11"> </text:span><text:span text:style-name="T19">ReadWriteOnce</text:span><text:span text:style-name="T11"><text:line-break/> <text:s/>resources:<text:line-break/><text:tab/>requests:<text:line-break/> <text:s/><text:tab/>storage: </text:span><text:span text:style-name="T18">20</text:span><text:span text:style-name="T19">Gi</text:span><text:span text:style-name="T11"><text:line-break/></text:span><text:span text:style-name="T21">---</text:span><text:span text:style-name="T11"><text:line-break/></text:span><text:span text:style-name="T17">#definimos el desplegament</text:span><text:span text:style-name="T11"><text:line-break/>apiVersion: </text:span><text:span text:style-name="T19">apps / v1</text:span><text:span text:style-name="T11"><text:line-break/>kind: </text:span><text:span text:style-name="T19">Deployment</text:span><text:span text:style-name="T11"><text:line-break/>metadata:<text:line-break/> <text:s/>name: </text:span><text:span text:style-name="T19">wordpress</text:span><text:span text:style-name="T11"><text:line-break/> <text:s/>labels:<text:line-break/><text:tab/>app: </text:span><text:span text:style-name="T19">wordpress</text:span><text:span text:style-name="T11"><text:line-break/>spec:<text:line-break/> <text:s/>selector:<text:line-break/><text:tab/>matchLabels:<text:line-break/> <text:s/><text:tab/>app: </text:span><text:span text:style-name="T19">wordpress</text:span><text:span text:style-name="T11"><text:line-break/> <text:s/><text:tab/>tier: </text:span><text:span text:style-name="T19">frontend</text:span><text:span text:style-name="T11"><text:line-break/> <text:s/>strategy:<text:line-break/><text:tab/>type: </text:span><text:span text:style-name="T19">Recreate</text:span><text:span text:style-name="T11"><text:line-break/> <text:s/>template:<text:line-break/><text:tab/>metadata:<text:line-break/> <text:s/><text:tab/>labels:<text:line-break/> <text:s text:c="3"/><text:tab/>app: </text:span><text:span text:style-name="T19">wordpress</text:span><text:span text:style-name="T11"><text:line-break/> <text:s text:c="3"/><text:tab/>tier: </text:span><text:span text:style-name="T19">frontend</text:span><text:span text:style-name="T11"><text:line-break/><text:tab/>spec:<text:line-break/> <text:s/><text:tab/></text:span><text:span text:style-name="T17">#Imagen</text:span><text:span text:style-name="T11"><text:line-break/> <text:s/><text:tab/>contenidors:<text:line-break/> <text:s/><text:tab/></text:span><text:span text:style-name="T20">-</text:span><text:span text:style-name="T11"> image: wordpress: 4.8-apatxe<text:line-break/> <text:s text:c="3"/><text:tab/>name: </text:span><text:span text:style-name="T19">wordpress</text:span><text:span text:style-name="T11"><text:line-break/> <text:s text:c="3"/><text:tab/></text:span><text:span text:style-name="T17">#Indicamos variables d'entorn</text:span><text:span text:style-name="T11"><text:line-break/> <text:s text:c="3"/><text:tab/>env:<text:line-break/> <text:s text:c="3"/><text:tab/></text:span><text:span text:style-name="T20">-</text:span><text:span text:style-name="T11"> name: </text:span><text:span text:style-name="T19">WORDPRESS_DB_HOST</text:span><text:span text:style-name="T11"><text:line-break/> <text:s text:c="5"/><text:tab/>value: </text:span><text:span text:style-name="T19">wordpress-mysql</text:span><text:span text:style-name="T11"><text:line-break/> <text:s text:c="3"/><text:tab/></text:span><text:span text:style-name="T20">-</text:span><text:span text:style-name="T11"> name: </text:span><text:span text:style-name="T19">WORDPRESS_DB_PASSWORD</text:span><text:span text:style-name="T11"><text:line-break/> <text:s text:c="5"/><text:tab/>value: </text:span><text:span text:style-name="T19">CEFIREdocker</text:span><text:span text:style-name="T11"><text:line-break/> <text:s text:c="3"/><text:tab/>ports:<text:line-break/> <text:s text:c="3"/><text:tab/></text:span><text:span text:style-name="T20">-</text:span><text:span text:style-name="T11"> containerPort: </text:span><text:span text:style-name="T18">80</text:span><text:span text:style-name="T11"><text:line-break/> <text:s text:c="5"/><text:tab/>name: </text:span><text:span text:style-name="T19">wordpress</text:span><text:span text:style-name="T11"><text:line-break/> <text:s text:c="3"/><text:tab/>volumeMounts:<text:line-break/> <text:s text:c="3"/><text:tab/></text:span><text:span text:style-name="T20">-</text:span><text:span text:style-name="T11"> name: </text:span><text:span text:style-name="T19">wordpress-persistent-storage</text:span><text:span text:style-name="T11"><text:line-break/> <text:s text:c="5"/><text:tab/>mountPath: </text:span><text:span text:style-name="T19">/ var / www / html</text:span><text:span text:style-name="T11"><text:line-break/> <text:s/><text:tab/>volumes:<text:line-break/> <text:s/><text:tab/></text:span><text:span text:style-name="T20">-</text:span><text:span text:style-name="T11"> name: </text:span><text:span text:style-name="T19">wordpress-persistent-storage</text:span><text:span text:style-name="T11"><text:line-break/> <text:s text:c="3"/><text:tab/>persistentVolumeClaim:<text:line-break/> <text:s text:c="5"/><text:tab/>claimName: </text:span><text:span text:style-name="T19">wp-pv-claim</text:span></text:p>
          </table:table-cell>
        </table:table-row>
      </table:table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ca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ca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.png" text:anchor-type="as-char" svg:width="0.7866in" svg:height="0.6701in" draw:z-index="2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7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7" meta:image-count="20" meta:object-count="0" meta:page-count="3" meta:paragraph-count="149" meta:word-count="1554" meta:character-count="10307" meta:non-whitespace-character-count="8659"/>
    <meta:generator>LibreOfficeDev/6.0.5.2$Linux_X86_64 LibreOffice_project/</meta:generator>
  </office:meta>
</office:document-meta>
</file>